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ebkit-standard" svg:font-family="-webkit-standard" style:font-family-generic="roman"/>
    <style:font-face style:name="JansonTextLTStd-Italic" svg:font-family="JansonTextLTStd-Italic" style:font-family-generic="roman"/>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s3" style:master-page-name="MP0" style:family="paragraph">
      <style:paragraph-properties fo:break-before="page" fo:text-align="justify" fo:margin-top="0in" fo:margin-bottom="0in"/>
    </style:style>
    <style:style style:name="T2" style:parent-style-name="bumpedfont15" style:family="text">
      <style:text-properties fo:color="#000000" fo:font-size="13.5pt" style:font-size-asian="13.5pt" style:font-size-complex="13.5pt"/>
    </style:style>
    <style:style style:name="T3" style:parent-style-name="apple-converted-space" style:family="text">
      <style:text-properties fo:color="#000000" fo:font-size="13.5pt" style:font-size-asian="13.5pt" style:font-size-complex="13.5pt"/>
    </style:style>
    <style:style style:name="P4" style:parent-style-name="s3" style:family="paragraph">
      <style:paragraph-properties fo:text-align="justify" fo:margin-top="0in" fo:margin-bottom="0in"/>
    </style:style>
    <style:style style:name="T5" style:parent-style-name="bumpedfont15" style:family="text">
      <style:text-properties fo:color="#000000" fo:font-size="13.5pt" style:font-size-asian="13.5pt" style:font-size-complex="13.5pt"/>
    </style:style>
    <style:style style:name="T6" style:parent-style-name="apple-converted-space" style:family="text">
      <style:text-properties fo:color="#000000" fo:font-size="13.5pt" style:font-size-asian="13.5pt" style:font-size-complex="13.5pt"/>
    </style:style>
    <style:style style:name="P7" style:parent-style-name="s3" style:family="paragraph">
      <style:paragraph-properties fo:text-align="justify" fo:margin-top="0in" fo:margin-bottom="0in"/>
    </style:style>
    <style:style style:name="T8" style:parent-style-name="bumpedfont15" style:family="text">
      <style:text-properties fo:color="#000000" fo:font-size="13.5pt" style:font-size-asian="13.5pt" style:font-size-complex="13.5pt"/>
    </style:style>
    <style:style style:name="T9" style:parent-style-name="apple-converted-space" style:family="text">
      <style:text-properties fo:color="#000000" fo:font-size="13.5pt" style:font-size-asian="13.5pt" style:font-size-complex="13.5pt"/>
    </style:style>
    <style:style style:name="T10" style:parent-style-name="bumpedfont15" style:family="text">
      <style:text-properties fo:color="#000000" fo:font-size="13.5pt" style:font-size-asian="13.5pt" style:font-size-complex="13.5pt"/>
    </style:style>
    <style:style style:name="T11" style:parent-style-name="apple-converted-space" style:family="text">
      <style:text-properties fo:color="#000000" fo:font-size="13.5pt" style:font-size-asian="13.5pt" style:font-size-complex="13.5pt"/>
    </style:style>
    <style:style style:name="T12" style:parent-style-name="bumpedfont15" style:family="text">
      <style:text-properties fo:color="#000000" fo:font-size="13.5pt" style:font-size-asian="13.5pt" style:font-size-complex="13.5pt"/>
    </style:style>
    <style:style style:name="P13" style:parent-style-name="s3" style:family="paragraph">
      <style:paragraph-properties fo:text-align="justify" fo:margin-top="0in" fo:margin-bottom="0in"/>
    </style:style>
    <style:style style:name="T14" style:parent-style-name="bumpedfont15" style:family="text">
      <style:text-properties fo:color="#000000" fo:font-size="13.5pt" style:font-size-asian="13.5pt" style:font-size-complex="13.5pt"/>
    </style:style>
    <style:style style:name="P15" style:parent-style-name="s3" style:family="paragraph">
      <style:paragraph-properties fo:text-align="justify" fo:margin-top="0in" fo:margin-bottom="0in"/>
    </style:style>
    <style:style style:name="T16" style:parent-style-name="bumpedfont15" style:family="text">
      <style:text-properties fo:color="#000000" fo:font-size="13.5pt" style:font-size-asian="13.5pt" style:font-size-complex="13.5pt"/>
    </style:style>
    <style:style style:name="T17" style:parent-style-name="apple-converted-space" style:family="text">
      <style:text-properties fo:color="#000000" fo:font-size="13.5pt" style:font-size-asian="13.5pt" style:font-size-complex="13.5pt"/>
    </style:style>
    <style:style style:name="T18" style:parent-style-name="bumpedfont15" style:family="text">
      <style:text-properties fo:color="#000000" fo:font-size="13.5pt" style:font-size-asian="13.5pt" style:font-size-complex="13.5pt"/>
    </style:style>
    <style:style style:name="P19" style:parent-style-name="s3" style:family="paragraph">
      <style:paragraph-properties fo:text-align="justify" fo:margin-top="0in" fo:margin-bottom="0in"/>
    </style:style>
    <style:style style:name="T20" style:parent-style-name="bumpedfont15" style:family="text">
      <style:text-properties fo:color="#000000" fo:font-size="13.5pt" style:font-size-asian="13.5pt" style:font-size-complex="13.5pt"/>
    </style:style>
    <style:style style:name="P21" style:parent-style-name="s3" style:family="paragraph">
      <style:paragraph-properties fo:text-align="justify" fo:margin-top="0in" fo:margin-bottom="0in"/>
    </style:style>
    <style:style style:name="T22" style:parent-style-name="bumpedfont15" style:family="text">
      <style:text-properties fo:color="#000000" fo:font-size="13.5pt" style:font-size-asian="13.5pt" style:font-size-complex="13.5pt"/>
    </style:style>
    <style:style style:name="T23" style:parent-style-name="apple-converted-space" style:family="text">
      <style:text-properties fo:color="#000000" fo:font-size="13.5pt" style:font-size-asian="13.5pt" style:font-size-complex="13.5pt"/>
    </style:style>
    <style:style style:name="T24" style:parent-style-name="bumpedfont15" style:family="text">
      <style:text-properties fo:color="#000000" fo:font-size="13.5pt" style:font-size-asian="13.5pt" style:font-size-complex="13.5pt"/>
    </style:style>
    <style:style style:name="P25" style:parent-style-name="s3" style:family="paragraph">
      <style:paragraph-properties fo:text-align="justify" fo:margin-top="0in" fo:margin-bottom="0in"/>
    </style:style>
    <style:style style:name="T26" style:parent-style-name="bumpedfont15" style:family="text">
      <style:text-properties fo:color="#000000" fo:font-size="13.5pt" style:font-size-asian="13.5pt" style:font-size-complex="13.5pt"/>
    </style:style>
    <style:style style:name="T27" style:parent-style-name="apple-converted-space" style:family="text">
      <style:text-properties fo:color="#000000" fo:font-size="13.5pt" style:font-size-asian="13.5pt" style:font-size-complex="13.5pt"/>
    </style:style>
    <style:style style:name="T28" style:parent-style-name="bumpedfont15" style:family="text">
      <style:text-properties fo:color="#000000" fo:font-size="13.5pt" style:font-size-asian="13.5pt" style:font-size-complex="13.5pt"/>
    </style:style>
    <style:style style:name="T29" style:parent-style-name="apple-converted-space" style:family="text">
      <style:text-properties fo:color="#000000" fo:font-size="13.5pt" style:font-size-asian="13.5pt" style:font-size-complex="13.5pt"/>
    </style:style>
    <style:style style:name="T30" style:parent-style-name="bumpedfont15" style:family="text">
      <style:text-properties fo:color="#000000" fo:font-size="13.5pt" style:font-size-asian="13.5pt" style:font-size-complex="13.5pt"/>
    </style:style>
    <style:style style:name="T31" style:parent-style-name="apple-converted-space" style:family="text">
      <style:text-properties fo:color="#000000" fo:font-size="13.5pt" style:font-size-asian="13.5pt" style:font-size-complex="13.5pt"/>
    </style:style>
    <style:style style:name="P32" style:parent-style-name="s3" style:family="paragraph">
      <style:paragraph-properties fo:text-align="justify" fo:margin-top="0in" fo:margin-bottom="0in"/>
    </style:style>
    <style:style style:name="T33" style:parent-style-name="bumpedfont15" style:family="text">
      <style:text-properties fo:color="#000000" fo:font-size="13.5pt" style:font-size-asian="13.5pt" style:font-size-complex="13.5pt"/>
    </style:style>
    <style:style style:name="P34" style:parent-style-name="s3" style:family="paragraph">
      <style:paragraph-properties fo:text-align="justify" fo:margin-top="0in" fo:margin-bottom="0in"/>
    </style:style>
    <style:style style:name="T35" style:parent-style-name="bumpedfont15" style:family="text">
      <style:text-properties fo:color="#000000" fo:font-size="13.5pt" style:font-size-asian="13.5pt" style:font-size-complex="13.5pt"/>
    </style:style>
    <style:style style:name="T36" style:parent-style-name="apple-converted-space" style:family="text">
      <style:text-properties fo:color="#000000" fo:font-size="13.5pt" style:font-size-asian="13.5pt" style:font-size-complex="13.5pt"/>
    </style:style>
    <style:style style:name="T37" style:parent-style-name="bumpedfont15" style:family="text">
      <style:text-properties fo:color="#000000" fo:font-size="13.5pt" style:font-size-asian="13.5pt" style:font-size-complex="13.5pt"/>
    </style:style>
    <style:style style:name="T38" style:parent-style-name="apple-converted-space" style:family="text">
      <style:text-properties fo:color="#000000" fo:font-size="13.5pt" style:font-size-asian="13.5pt" style:font-size-complex="13.5pt"/>
    </style:style>
    <style:style style:name="P39" style:parent-style-name="s3" style:family="paragraph">
      <style:paragraph-properties fo:text-align="justify" fo:margin-top="0in" fo:margin-bottom="0in"/>
    </style:style>
    <style:style style:name="T40" style:parent-style-name="bumpedfont15" style:family="text">
      <style:text-properties fo:color="#000000" fo:font-size="13.5pt" style:font-size-asian="13.5pt" style:font-size-complex="13.5pt"/>
    </style:style>
    <style:style style:name="T41" style:parent-style-name="apple-converted-space" style:family="text">
      <style:text-properties fo:color="#000000" fo:font-size="13.5pt" style:font-size-asian="13.5pt" style:font-size-complex="13.5pt"/>
    </style:style>
    <style:style style:name="P42" style:parent-style-name="s3" style:family="paragraph">
      <style:paragraph-properties fo:text-align="justify" fo:margin-top="0in" fo:margin-bottom="0in"/>
    </style:style>
    <style:style style:name="T43" style:parent-style-name="bumpedfont15" style:family="text">
      <style:text-properties fo:color="#000000" fo:font-size="13.5pt" style:font-size-asian="13.5pt" style:font-size-complex="13.5pt"/>
    </style:style>
    <style:style style:name="T44" style:parent-style-name="apple-converted-space" style:family="text">
      <style:text-properties fo:color="#000000" fo:font-size="13.5pt" style:font-size-asian="13.5pt" style:font-size-complex="13.5pt"/>
    </style:style>
    <style:style style:name="T45" style:parent-style-name="bumpedfont15" style:family="text">
      <style:text-properties fo:color="#000000" fo:font-size="13.5pt" style:font-size-asian="13.5pt" style:font-size-complex="13.5pt"/>
    </style:style>
    <style:style style:name="P46" style:parent-style-name="s3" style:family="paragraph">
      <style:paragraph-properties fo:text-align="justify" fo:margin-top="0in" fo:margin-bottom="0in"/>
    </style:style>
    <style:style style:name="T47" style:parent-style-name="bumpedfont15" style:family="text">
      <style:text-properties fo:color="#000000" fo:font-size="13.5pt" style:font-size-asian="13.5pt" style:font-size-complex="13.5pt"/>
    </style:style>
    <style:style style:name="T48" style:parent-style-name="apple-converted-space" style:family="text">
      <style:text-properties fo:color="#000000" fo:font-size="13.5pt" style:font-size-asian="13.5pt" style:font-size-complex="13.5pt"/>
    </style:style>
    <style:style style:name="P49" style:parent-style-name="s3" style:family="paragraph">
      <style:paragraph-properties fo:text-align="justify" fo:margin-top="0in" fo:margin-bottom="0in"/>
    </style:style>
    <style:style style:name="T50" style:parent-style-name="bumpedfont15" style:family="text">
      <style:text-properties fo:color="#000000" fo:font-size="13.5pt" style:font-size-asian="13.5pt" style:font-size-complex="13.5pt"/>
    </style:style>
    <style:style style:name="P51" style:parent-style-name="s3" style:family="paragraph">
      <style:paragraph-properties fo:text-align="justify" fo:margin-top="0in" fo:margin-bottom="0in"/>
    </style:style>
    <style:style style:name="T52" style:parent-style-name="bumpedfont15" style:family="text">
      <style:text-properties fo:color="#000000" fo:font-size="13.5pt" style:font-size-asian="13.5pt" style:font-size-complex="13.5pt"/>
    </style:style>
    <style:style style:name="T53" style:parent-style-name="apple-converted-space" style:family="text">
      <style:text-properties fo:color="#000000" fo:font-size="13.5pt" style:font-size-asian="13.5pt" style:font-size-complex="13.5pt"/>
    </style:style>
    <style:style style:name="T54" style:parent-style-name="bumpedfont15" style:family="text">
      <style:text-properties fo:color="#000000" fo:font-size="13.5pt" style:font-size-asian="13.5pt" style:font-size-complex="13.5pt"/>
    </style:style>
    <style:style style:name="T55" style:parent-style-name="apple-converted-space" style:family="text">
      <style:text-properties fo:color="#000000" fo:font-size="13.5pt" style:font-size-asian="13.5pt" style:font-size-complex="13.5pt"/>
    </style:style>
    <style:style style:name="P56" style:parent-style-name="s3" style:family="paragraph">
      <style:paragraph-properties fo:text-align="justify" fo:margin-top="0in" fo:margin-bottom="0in"/>
    </style:style>
    <style:style style:name="T57" style:parent-style-name="bumpedfont15" style:family="text">
      <style:text-properties fo:color="#000000" fo:font-size="13.5pt" style:font-size-asian="13.5pt" style:font-size-complex="13.5pt"/>
    </style:style>
    <style:style style:name="T58" style:parent-style-name="apple-converted-space" style:family="text">
      <style:text-properties fo:color="#000000" fo:font-size="13.5pt" style:font-size-asian="13.5pt" style:font-size-complex="13.5pt"/>
    </style:style>
    <style:style style:name="P59" style:parent-style-name="s3" style:family="paragraph">
      <style:paragraph-properties fo:text-align="justify" fo:margin-top="0in" fo:margin-bottom="0in"/>
    </style:style>
    <style:style style:name="T60" style:parent-style-name="bumpedfont15" style:family="text">
      <style:text-properties fo:color="#000000" fo:font-size="13.5pt" style:font-size-asian="13.5pt" style:font-size-complex="13.5pt"/>
    </style:style>
    <style:style style:name="T61" style:parent-style-name="apple-converted-space" style:family="text">
      <style:text-properties fo:color="#000000" fo:font-size="13.5pt" style:font-size-asian="13.5pt" style:font-size-complex="13.5pt"/>
    </style:style>
    <style:style style:name="T62" style:parent-style-name="bumpedfont15" style:family="text">
      <style:text-properties fo:color="#000000" fo:font-size="13.5pt" style:font-size-asian="13.5pt" style:font-size-complex="13.5pt"/>
    </style:style>
    <style:style style:name="T63" style:parent-style-name="apple-converted-space" style:family="text">
      <style:text-properties fo:color="#000000" fo:font-size="13.5pt" style:font-size-asian="13.5pt" style:font-size-complex="13.5pt"/>
    </style:style>
    <style:style style:name="T64" style:parent-style-name="bumpedfont15" style:family="text">
      <style:text-properties fo:color="#000000" fo:font-size="13.5pt" style:font-size-asian="13.5pt" style:font-size-complex="13.5pt"/>
    </style:style>
    <style:style style:name="P65" style:parent-style-name="s4" style:family="paragraph">
      <style:paragraph-properties fo:text-align="justify" fo:margin-top="0in" fo:margin-bottom="0in" fo:margin-left="0.0312in">
        <style:tab-stops/>
      </style:paragraph-properties>
    </style:style>
    <style:style style:name="T66" style:parent-style-name="bumpedfont15" style:family="text">
      <style:text-properties fo:color="#000000" fo:font-size="13.5pt" style:font-size-asian="13.5pt" style:font-size-complex="13.5pt"/>
    </style:style>
    <style:style style:name="T67" style:parent-style-name="apple-converted-space" style:family="text">
      <style:text-properties fo:color="#000000" fo:font-size="13.5pt" style:font-size-asian="13.5pt" style:font-size-complex="13.5pt"/>
    </style:style>
    <style:style style:name="P68" style:parent-style-name="s3" style:family="paragraph">
      <style:paragraph-properties fo:text-align="justify" fo:margin-top="0in" fo:margin-bottom="0in"/>
    </style:style>
    <style:style style:name="T69" style:parent-style-name="bumpedfont15" style:family="text">
      <style:text-properties fo:color="#000000" fo:font-size="13.5pt" style:font-size-asian="13.5pt" style:font-size-complex="13.5pt"/>
    </style:style>
    <style:style style:name="P70" style:parent-style-name="s3" style:family="paragraph">
      <style:paragraph-properties fo:text-align="justify" fo:margin-top="0in" fo:margin-bottom="0in"/>
    </style:style>
    <style:style style:name="T71" style:parent-style-name="bumpedfont15" style:family="text">
      <style:text-properties fo:color="#000000" fo:font-size="13.5pt" style:font-size-asian="13.5pt" style:font-size-complex="13.5pt"/>
    </style:style>
    <style:style style:name="T72" style:parent-style-name="apple-converted-space" style:family="text">
      <style:text-properties fo:color="#000000" fo:font-size="13.5pt" style:font-size-asian="13.5pt" style:font-size-complex="13.5pt"/>
    </style:style>
    <style:style style:name="T73" style:parent-style-name="bumpedfont15" style:family="text">
      <style:text-properties fo:color="#000000" fo:font-size="13.5pt" style:font-size-asian="13.5pt" style:font-size-complex="13.5pt"/>
    </style:style>
    <style:style style:name="P74" style:parent-style-name="s3" style:family="paragraph">
      <style:paragraph-properties fo:text-align="justify" fo:margin-top="0in" fo:margin-bottom="0in"/>
    </style:style>
    <style:style style:name="T75" style:parent-style-name="bumpedfont15" style:family="text">
      <style:text-properties fo:color="#000000" fo:font-size="13.5pt" style:font-size-asian="13.5pt" style:font-size-complex="13.5pt"/>
    </style:style>
    <style:style style:name="T76" style:parent-style-name="apple-converted-space" style:family="text">
      <style:text-properties fo:color="#000000" fo:font-size="13.5pt" style:font-size-asian="13.5pt" style:font-size-complex="13.5pt"/>
    </style:style>
    <style:style style:name="P77" style:parent-style-name="s3" style:family="paragraph">
      <style:paragraph-properties fo:text-align="justify" fo:margin-top="0in" fo:margin-bottom="0in"/>
    </style:style>
    <style:style style:name="T78" style:parent-style-name="bumpedfont15" style:family="text">
      <style:text-properties fo:color="#000000" fo:font-size="13.5pt" style:font-size-asian="13.5pt" style:font-size-complex="13.5pt"/>
    </style:style>
    <style:style style:name="T79" style:parent-style-name="apple-converted-space" style:family="text">
      <style:text-properties fo:color="#000000" fo:font-size="13.5pt" style:font-size-asian="13.5pt" style:font-size-complex="13.5pt"/>
    </style:style>
    <style:style style:name="T80" style:parent-style-name="bumpedfont15" style:family="text">
      <style:text-properties fo:color="#000000" fo:font-size="13.5pt" style:font-size-asian="13.5pt" style:font-size-complex="13.5pt"/>
    </style:style>
    <style:style style:name="P81" style:parent-style-name="s3" style:family="paragraph">
      <style:paragraph-properties fo:text-align="justify" fo:margin-top="0in" fo:margin-bottom="0in"/>
    </style:style>
    <style:style style:name="T82" style:parent-style-name="bumpedfont15" style:family="text">
      <style:text-properties fo:color="#000000" fo:font-size="13.5pt" style:font-size-asian="13.5pt" style:font-size-complex="13.5pt"/>
    </style:style>
    <style:style style:name="P83" style:parent-style-name="s3" style:family="paragraph">
      <style:paragraph-properties fo:text-align="justify" fo:margin-top="0in" fo:margin-bottom="0in"/>
    </style:style>
    <style:style style:name="T84" style:parent-style-name="bumpedfont15" style:family="text">
      <style:text-properties fo:color="#000000" fo:font-size="13.5pt" style:font-size-asian="13.5pt" style:font-size-complex="13.5pt"/>
    </style:style>
    <style:style style:name="T85" style:parent-style-name="apple-converted-space" style:family="text">
      <style:text-properties fo:color="#000000" fo:font-size="13.5pt" style:font-size-asian="13.5pt" style:font-size-complex="13.5pt"/>
    </style:style>
    <style:style style:name="P86" style:parent-style-name="s3" style:family="paragraph">
      <style:paragraph-properties fo:text-align="justify" fo:margin-top="0in" fo:margin-bottom="0in"/>
      <style:text-properties style:font-name="-webkit-standard" fo:color="#000000" fo:font-size="13.5pt" style:font-size-asian="13.5pt" style:font-size-complex="13.5pt"/>
    </style:style>
    <style:style style:name="P87" style:parent-style-name="s3" style:family="paragraph">
      <style:paragraph-properties fo:text-align="justify" fo:margin-top="0in" fo:margin-bottom="0in"/>
    </style:style>
    <style:style style:name="T88" style:parent-style-name="bumpedfont15" style:family="text">
      <style:text-properties fo:color="#000000" fo:font-size="13.5pt" style:font-size-asian="13.5pt" style:font-size-complex="13.5pt"/>
    </style:style>
    <style:style style:name="T89" style:parent-style-name="apple-converted-space" style:family="text">
      <style:text-properties fo:color="#000000" fo:font-size="13.5pt" style:font-size-asian="13.5pt" style:font-size-complex="13.5pt"/>
    </style:style>
    <style:style style:name="T90" style:parent-style-name="bumpedfont15" style:family="text">
      <style:text-properties fo:font-style="italic" style:font-style-asian="italic" style:font-style-complex="italic" fo:color="#000000" fo:font-size="13.5pt" style:font-size-asian="13.5pt" style:font-size-complex="13.5pt"/>
    </style:style>
    <style:style style:name="T91" style:parent-style-name="apple-converted-space" style:family="text">
      <style:text-properties fo:color="#000000" fo:font-size="13.5pt" style:font-size-asian="13.5pt" style:font-size-complex="13.5pt"/>
    </style:style>
    <style:style style:name="T92" style:parent-style-name="bumpedfont15" style:family="text">
      <style:text-properties fo:color="#000000" fo:font-size="13.5pt" style:font-size-asian="13.5pt" style:font-size-complex="13.5pt"/>
    </style:style>
    <style:style style:name="P93" style:parent-style-name="s3" style:family="paragraph">
      <style:paragraph-properties fo:text-align="justify" fo:margin-top="0in" fo:margin-bottom="0in"/>
    </style:style>
    <style:style style:name="T94" style:parent-style-name="bumpedfont15" style:family="text">
      <style:text-properties fo:color="#000000" fo:font-size="13.5pt" style:font-size-asian="13.5pt" style:font-size-complex="13.5pt"/>
    </style:style>
    <style:style style:name="T95" style:parent-style-name="apple-converted-space" style:family="text">
      <style:text-properties fo:color="#000000" fo:font-size="13.5pt" style:font-size-asian="13.5pt" style:font-size-complex="13.5pt"/>
    </style:style>
    <style:style style:name="T96" style:parent-style-name="bumpedfont15" style:family="text">
      <style:text-properties fo:color="#000000" fo:font-size="13.5pt" style:font-size-asian="13.5pt" style:font-size-complex="13.5pt"/>
    </style:style>
    <style:style style:name="T97" style:parent-style-name="apple-converted-space" style:family="text">
      <style:text-properties fo:color="#000000" fo:font-size="13.5pt" style:font-size-asian="13.5pt" style:font-size-complex="13.5pt"/>
    </style:style>
    <style:style style:name="T98" style:parent-style-name="bumpedfont15" style:family="text">
      <style:text-properties fo:font-style="italic" style:font-style-asian="italic" style:font-style-complex="italic" fo:color="#000000" fo:font-size="13.5pt" style:font-size-asian="13.5pt" style:font-size-complex="13.5pt"/>
    </style:style>
    <style:style style:name="T99" style:parent-style-name="apple-converted-space" style:family="text">
      <style:text-properties fo:color="#000000" fo:font-size="13.5pt" style:font-size-asian="13.5pt" style:font-size-complex="13.5pt"/>
    </style:style>
    <style:style style:name="T100" style:parent-style-name="bumpedfont15" style:family="text">
      <style:text-properties fo:color="#000000" fo:font-size="13.5pt" style:font-size-asian="13.5pt" style:font-size-complex="13.5pt"/>
    </style:style>
    <style:style style:name="T101" style:parent-style-name="apple-converted-space" style:family="text">
      <style:text-properties fo:color="#000000" fo:font-size="13.5pt" style:font-size-asian="13.5pt" style:font-size-complex="13.5pt"/>
    </style:style>
    <style:style style:name="T102" style:parent-style-name="bumpedfont15" style:family="text">
      <style:text-properties fo:font-style="italic" style:font-style-asian="italic" style:font-style-complex="italic" fo:color="#000000" fo:font-size="13.5pt" style:font-size-asian="13.5pt" style:font-size-complex="13.5pt"/>
    </style:style>
    <style:style style:name="T103" style:parent-style-name="bumpedfont15" style:family="text">
      <style:text-properties fo:color="#000000" fo:font-size="13.5pt" style:font-size-asian="13.5pt" style:font-size-complex="13.5pt"/>
    </style:style>
    <style:style style:name="T104" style:parent-style-name="apple-converted-space" style:family="text">
      <style:text-properties fo:color="#000000" fo:font-size="13.5pt" style:font-size-asian="13.5pt" style:font-size-complex="13.5pt"/>
    </style:style>
    <style:style style:name="T105" style:parent-style-name="bumpedfont15" style:family="text">
      <style:text-properties fo:color="#000000" fo:font-size="13.5pt" style:font-size-asian="13.5pt" style:font-size-complex="13.5pt"/>
    </style:style>
    <style:style style:name="T106" style:parent-style-name="apple-converted-space" style:family="text">
      <style:text-properties fo:color="#000000" fo:font-size="13.5pt" style:font-size-asian="13.5pt" style:font-size-complex="13.5pt"/>
    </style:style>
    <style:style style:name="T107" style:parent-style-name="bumpedfont15" style:family="text">
      <style:text-properties style:font-name="JansonTextLTStd-Italic" fo:font-style="italic" style:font-style-asian="italic" style:font-style-complex="italic" fo:color="#000000" fo:font-size="13.5pt" style:font-size-asian="13.5pt" style:font-size-complex="13.5pt"/>
    </style:style>
    <style:style style:name="T108" style:parent-style-name="apple-converted-space" style:family="text">
      <style:text-properties fo:color="#000000" fo:font-size="13.5pt" style:font-size-asian="13.5pt" style:font-size-complex="13.5pt"/>
    </style:style>
    <style:style style:name="T109" style:parent-style-name="bumpedfont15" style:family="text">
      <style:text-properties fo:color="#000000" fo:font-size="13.5pt" style:font-size-asian="13.5pt" style:font-size-complex="13.5pt"/>
    </style:style>
    <style:style style:name="P110" style:parent-style-name="s7" style:family="paragraph">
      <style:paragraph-properties fo:margin-top="0in" fo:margin-bottom="0in"/>
      <style:text-properties style:font-name="-webkit-standard" fo:color="#000000" fo:font-size="13.5pt" style:font-size-asian="13.5pt" style:font-size-complex="13.5pt"/>
    </style:style>
  </office:automatic-styles>
  <office:body>
    <office:text text:use-soft-page-breaks="true">
      <text:p text:style-name="P1"><text:span text:style-name="T2">Светът на тежките увреждания не генерира много често публични скандали, но терапията на Ашли буквално го разтърсва. Ашли Х, чието фамилно име така и не стана известно, е родена през 1997 г. и първоначално изглежда здрава. Когато на около тримесечна възраст започнала да става раздразнителна, родителите й помислили, че причината е в коликите. Оказва се, че става дума за енцефалопатия, диагноза, която подобно на церебралната парализа, описва състояние на мозъчно увреждане от неизвестен произход. В резултат от нея Ашли ще функционира в много тесни граници: няма да може никога да говори, да ходи, да се храни, да се обръща. Може да спи, да се буди, да диша – и да се усмихва.</text:span><text:span text:style-name="T3"> </text:span></text:p>
      <text:p text:style-name="P4"><text:span text:style-name="T5">В опит да защити своята и тази на семейството си лична неприкосновеност, нейният баща отказва да се среща лично с журналисти; той се назовава БА (бащата на Ашли). В телефонен разговор ми каза, че първоначално със съпругата си не са искали да поставят гастростомна система на Ашли, защото буквално са се потрисали от представата за хирургическа интервенция. „Тя не може да дъвче и има проблеми, когато пие”, обясни той, „нужни бяха между шест и осем часа на ден, за да получи достатъчно храна”. В крайна сметка те се съгласяват операцията да бъде извършена. Въпреки мозъчната увреда, Ашли реагира на външни стимули. „Тя се радва на присъствието ни и на гласовете ни”, заявяват родителите й в писмено изявление, „когато й говорим нежно, тя се усмихва широко. Обича интензивна музика, разходки сред природата, приятно й е да е във вода през горещите дни, обича да се люлее и т.н.” Родителите й я наричат „ангел върху възглавница” (pillowangel), защото прекарва повечето време легнала и по никакъв начин не смущава родителите си; те предлагат това определение да се използва и за други деца с тежки множествени увреждания.</text:span><text:span text:style-name="T6"> </text:span></text:p>
      <text:p text:style-name="P7"><text:span text:style-name="T8">С порастването й грижите стават все по-трудни. На всеки час позицията на тялото й трябва да бъде променяна преди отново да бъде подпряна на възглавницата. „Проверяваме дали е добре завита, придърпваме блузката, така че коремчето й да не е голо, бършем слюнката, която не може да преглъща”, ми обясни баща й, „също така трябва да сменяме памперсите й, да я храним, да я обличаме, да я къпем, да мием зъбите й, да я раздвижваме, да я забавляваме”. Всичко това става по-трудно с нарастването на тялото й. Той продължава: „Става все по-трудно да я включваме в семейните ни занимания. Искаш да продължаваш да я носиш на ръце, но собственото ти тяло вече не ти позволява. Постепенно осъзнахме, че нарастването на тялото й – като размери и тегло – е нейният</text:span><text:span text:style-name="T9"> </text:span><text:span text:style-name="T10">най-лош враг и идеята да направим нещо по този въпрос беше истинско откровение”. Когато Ашли е на шест години майка й, докато разговаря със своята майка, си спомня, че тяхна съседка е преминала през хормонална терапия, за да се предотврати прекомерното й порастване на височина; подобна процедура не е рядкост през 50-те години на</text:span><text:span text:style-name="T11"> </text:span><text:span text:style-name="T12">XXвек, когато жени над 1.75 м. са се считали за непривлекателни.</text:span></text:p>
      <text:p text:style-name="P13"><text:span text:style-name="T14">Педиатърът на Ашли предлага на родителите й да се срещнат с доктор Даниъл Гънтър, ендокринолог в Сиатълската детска болница. На срещата им след няколко седмици, той потвърждава, че растежът на детето може да бъде ограничен чрез прием на естроген, който ще преустанови нарастването на съответните зони на костите. Тъй като Ашли плаче цял час след като кихне например, защото всяко малко неудобство силно я разстройва, баща й преценява, че вероятно месечният й цикъл ще бъде изпитание за нея. Затова предлага да се извърши и хистеректомия. Според него и гърдите биха й създавали проблеми, когато трябва да я обръщат или да я пристягат с колани в инвалидната количка и пожелава и млечните й жлези, които пред пубертета ще се превърнат в гърди, да бъдат отстранени. Всичко това ще направи тялото й по-лесно за вдигане и придвижване, което на свой ред, твърди той, ще означава по-добра циркулация на кръвта, по-добро храносмилане и по-добър мускулен тонус, по-малко рани и инфекции. Ако Ашли остане завинаги в детското си тяло, то ще „съответства много повече на нивото на когнитивно развитие”, казва баща й.</text:span></text:p>
      <text:p text:style-name="P15"><text:span text:style-name="T16">Родителите на Ашли убеждават болничната етична комисия, че това е осъществим набор от процедури и баща й дори подготвя презентация. Етичната комисия отделя много време за размисъл и дискусии. „Има два основни аспекта в желанието на родителите”, казва доктор Дъглас Дикма, който ръководи комисията, „ние обсъждахме дали следва да допуснем ограничаването на растежа и дали следва да допуснем извъшването на хистеректомия. Първият въпрос беше дали тези процедури имат потенциал да подобрят качеството на живота на детето. Вторият въпрос беше какъв е потенциалът да бъде нанесена вреда и дали той е достатъчно значим, че дори при перспективата за известна полза, ние не бива да позволяваме извършването им. Комисията положи неимоверни усилия, за да разбере потенциалните отрицателни последици за малкото момиче. Дали някой в състоянието на Ашли изобщо ще го е грижа дали е по-нисък с тридесет сантиметра? Заключението ни беше, че в нейното състояние височината има минимална</text:span><text:span text:style-name="T17"> </text:span><text:span text:style-name="T18">ценност”. Гънтър казва: „В крайна сметка очевидната връзка и обич между нея и родителите й ги убеди, че това е правилната крачка”.</text:span></text:p>
      <text:p text:style-name="P19"><text:span text:style-name="T20">През 2004 г. в Сиатълската детска болница се извършва хистеректомията и двойната мастектомия на Ашли, която тогава е на шест и половина години. Докато коремната й кухина е отворена лекарите изрязват и апендицита, защото очакват, че тя няма да може да покаже какво чувства, ако той се възпали. Максималната й височина ще остане 1.35 м., а теглото й 28 килограма; тя няма никога да има менструация, да има гърди или рак на гърдата, който се среща в рода й. „Това е успех във всяко отношение”, пишат родителите й.</text:span></text:p>
      <text:p text:style-name="P21"><text:span text:style-name="T22">Бащата на Ашли насърчава лекарите Гънтър и Дикма да публикуват протокола от процедурата. Той излиза през октомври същата година в списанието „Аркайвс ъф педиатрикс енд адолесънт медсин”. Следва бурна публична реакция. Артър Каплан от Центъра по биоетика на университета на Пенсилвания описва процедурата като „фармакологично решение на социален провал, а именно фактът, че американското общество не прави необходимото, за да съдейства на хората с тежки увреждания и на техните семейства”. Според него, ако съществуваше по-добра система за подкрепа, родителите няма да стигнат до подобно радикално решение. Феминистките активисти и активистите, защитаващи правата на хората с увреждания, протестират пред главното седалище на Американската медицинска асоциация с искането за официално порицание. Един блогър пише: „Ако Ашли беше „нормално” дете и родителите бяха решили да извършат подобно обезобразяване, те щяха да отидат в затвора, където им е мястото. На „лекарите”, участвали в това трябва да им бъдат отнети разрешителните”. Друг казва: „Можеха постепенно да режат парче по парче от нея. Много по-удобно, бих казал”. Организацията „Феминистки отзвук в борбата за права на хората с увреждания” заявява: „не сме изненадани, че първото лице, над което е приложена тази „терапия” е малко момиче, имайки предвид, че момичетата с увреждания обикновено биват разглеждани като най-удобните мишени за обезобразяване и десексуализация”. Всекидневникът „Торонто стар” изразява тревогата си от създаването на „недъгави по поръчка” (designer</text:span><text:span text:style-name="T23"> </text:span><text:span text:style-name="T24">cripples).</text:span></text:p>
      <text:p text:style-name="P25"><text:span text:style-name="T26">Родители на други деца с увреждания се включват в скандала. Джулия Епстийн, която отговаря за връзките с публичността в организацията „Просвета относно правата на</text:span><text:span text:style-name="T27"> </text:span><text:span text:style-name="T28">хората с увреждания и тяхната закрила” и е майка на дете с увреждане. Тя определя фразата „ангел върху възглавница” като „убийствено инфантилизираща”. Друга майка пише: „Синът ми е на единадесет, не може да ходи, да говори и т.н. Няма да става по-лесно носенето му. И все пак аз не разбирам как могат да се изрежат здрава тъкан и функциониращи органи”. Трета споделя: „Не е лесно да се грижиш за възрастен, висок над 1.60 м. и с тегло над петдесет килограма, който има физически увреждания. Сплесканите ми прешлени са доказателство за това. Но наистина ми става лошо като си представя, че спирането на растежа на дете е допустима медицинска практика. По тази логика защо не ампутират и четирите крайника? Да, защо не, тя няма да използва ръцете и краката си”. Тези коментари, породени от процедурата за спиране на растежа (growth</text:span><text:span text:style-name="T29"> </text:span><text:span text:style-name="T30">attenuation), наподобяват критиките към удължаването на крайниците при хората с нисък ръст.</text:span><text:span text:style-name="T31"> </text:span></text:p>
      <text:p text:style-name="P32"><text:span text:style-name="T33">Тази неочаквано бурна и враждебна реакция шокира лекарите и родителите на Ашли. „Беше толкова радикална и яростна”, казва баща й, „получавахме писма със заплахи”. Вашингтонската система за закрила и застъпничество, федерално назначена наздорна институция, отсъжда, че принудителната стерилизация изисква съдебно нареждане и че при липсата на такова болницата е в нарушение на закона. След този доклад Сиатълската болница се съгласява да назначи незаинтересована трета страна, която да защитава интересите на всяко лице с увреждане в случай, че близките му искат извършване на същата процедура. Дискусията не е била преустановявана оттгова насетне и мнозина настояват, че въпросът надхвърля компетенциите на медицинската етика. В края на 2010 г. Сиатълската етическа работна група по проблемите на спирането на растежа формулира насоки, основани на нелек компромис: „Спирането на растежа може да бъде етически приемливо решение, защото ползите и рисковете са подобни на тези, свързани с други решения, които взимат родителите на деца с тежки увреждания и които пораждат несъгласие между разумни хора. Но лекарите и институциите не бива да извършват подобна процедура, просто защото родителите са поискали. Важно е да има предпазни клаузи, например критерии за подбор, сериозна процедура по взимане на решение и участие на етически консултанти или комисии”.</text:span></text:p>
      <text:p text:style-name="P34"><text:span text:style-name="T35">В своя публикация в „Хейстингс Сентър Рипорт” един от членовете на работната група критикува реакцията спрямо „терапията на Ашли” с думите: „Тази радикална намеса в лични решения относно лечението не може да се позове на каквато и да било приемлива</text:span><text:span text:style-name="T36"> </text:span><text:span text:style-name="T37">теза относно нанесена вреда на трета страна, ако изключим емоционалния дискомфорт, породен от осъзнаването, че не всички споделят твоите морални и политически възгледи. По този критерий на родителите, които искат да поставят кохлеарни импланти, да коригират хирургически сколиозата или еквиноваруса или да не разрешат животоподдържащи грижи за терминално болно дете трябва винаги да се напомня, че решенията им могат да се окажат морално оскърбителни за някой друг”. Но в същия брой на списанието друг автор настоява: „Ако процедурата по спиране на растежа не трябва да се извършва при деца без такива увреждания, то тя не трябва да се извършва изобщо. Обратното е дискриминация”.</text:span><text:span text:style-name="T38"> </text:span></text:p>
      <text:p text:style-name="P39"><text:span text:style-name="T40">Моралните проблеми, които стават видими в случая с Ашли, през последните петдесет години се усложняват неимоверно. Проблематично е да бъдат загърбени обстоятелствата, които пораждат идентичност, но и не е лесно да се пренебрегнат медицинските и социалните нужди. Бащата на Ашли създава интернет страница, в която споделя своята гледна точка; до този момент тя е посетена почти три милиона пъти и по времето, когато проведохме телефонния разговор, той отбеляза, че прекарва по десет часа на седмица, пишейки в блога си. Според него критиците са гръмогласно малцинство – по думите му 95 процента от електронните писма, които той и съпругата му получават, изразяват подкрепа. Проучване, проведено от ЕмЕсЕнБиСи сред повече от седем хиляди респонденти показва 59 процента подкрепа. „Повече от 1 100 души, полагащи грижи за хора с увреждания, и техни близки, които имат непосредствен опит с ангелите на възглавница отделиха от времето си, за да ни пишат и да засвидетелстват подкрепата си”, споделят родителите на Ашли, „ако родителите на деца като нея вярват, че тази процедура ще подобри качеството на живот на децата им, те трябва да бъдат упорити и да не отстъпват, докато не им я осигурят”. След началото на публичния скандал обаче, тя повече не се извършва.</text:span><text:span text:style-name="T41"> </text:span></text:p>
      <text:p text:style-name="P42"><text:span text:style-name="T43">Гънтър казва: „Аргументът, че терапия от която има полза не бива да се извършва, защото с нея може да се злоупотреби, е аргумент за наклонентата плоскост. Ако не извършваме съществуващи терапии, защото може да се стигне до злоупотреба, ще има много малко медицински процедури въобще”. В „Ню Йорк Таймс” етикът от Принстън Питър Сингър казва: „Онова, което има значение в живота на Ашли е тя да не изпитва страдание и да може да се наслаждава, доколкото е способна. Отвъд това нейната ценност не се крие толкова в това, което е сама по себе си е, а в обичта на родителите й и братята и сестрите й</text:span><text:span text:style-name="T44"> </text:span><text:span text:style-name="T45">към нея. Високопарни слова за човешко достойнство не трябва да пречат на деца като нея да получат терапията, която е най-подходяща едновременно за тях и за семействата им”.</text:span></text:p>
      <text:p text:style-name="P46"><text:span text:style-name="T47">Разговорите ми с бащата на Ашли ми показаха недвусмислено, че той я обича и че вярва пламенно в избраната терапия. Пишейки тази книга аз срещах семейство след семейство, които не знаеха какво ще правят, когато децата им пораснат и станат прекалено тежки, за да могат да бъдат обгрижвани. Активистите, защитаващи правата на хората с увреждания, често говорят за отнемането на достойнството на Ашли, но след като с очите си неведнъж виждах как хора със сходни увреждания биват вдигани със скрипец, поставяни в метални вертикализатори за поддържане на мускулния тонус, прикрепяни към системи от въжета при къпане, не мисля, че във всичко това се съхранява кой знае колко от достойнството им.</text:span><text:span text:style-name="T48"> </text:span></text:p>
      <text:p text:style-name="P49"><text:span text:style-name="T50">Артър Каплан и други обръщат внимание на нуждата от по-добра социална подкрепа за семействата на хора с увреждания, но родителите на Ашли инициират процедурата, не защото нямат ресурсите да закупят въжета и скрипец и дори да наемат сестри, но защото чувстват по-друг начин близостта с детето си, когато сами го носят на ръце. Повечето човешки същества – деца или възрастни – независимо дали са физически увредени или не са, предпочитат докосването пред допира до стомана. Дали желанието за подобна близост е достатъчно, за да се легитимира такава хирургическа интервенция е отворен въпрос, но да бъде просто отречена и да се настоява, че всичко, което е необходимо е по-добър достъп до помощни съоръжения, демонстрира неразбиране на най-важното.</text:span></text:p>
      <text:p text:style-name="P51"><text:span text:style-name="T52">Някои ативисти твърдят, че процедурата не е от полза за Ашли, а единствено цели да облекчи живота на родителите й. Но тези неща не могат да бъдат отделяни – ако живота на родителите й е по-лек, то те ще могат да й отделят повече внимание, наситено с положителни имоции, и съответно и нейният живот ще бъде по-приятен. Ако тя изпитва по-малко болка, живота на родителите й ще се подобри. Тези животи са свързани подобно ин и ян. Много по-важно от решението да извършат процедурата е решението на майка й и баща й да я задържат при себе си; те никога не са изразявали каквото и да било желание да се разделят с детето си. Ашли обича да се вози в семейния автомобил, радва се на звука от гласовете на близките си, обича да бъде вдигана и прегръщана и терапията изглежда обещава тя да може да се радва още дълго на тези неща, вместо да бъде изпратена в</text:span><text:span text:style-name="T53"> </text:span><text:span text:style-name="T54">групов дом. Родителската грижа, която обикновено е от по-високо качество в сравнение с други форми на грижа, вероятно ще удължи живота й.</text:span><text:span text:style-name="T55"> </text:span></text:p>
      <text:p text:style-name="P56"><text:span text:style-name="T57">Не е вярно, че „погрешно любовта се тъй зове, когато на промени се поддава”. Любовта винаги променя; тя е флуидна, в постоянно движение, и се развива с течение на времето. Ние се обричаме на обич към децата си, без да ги познаваме и запознаването с тях променя начина, по който ги обичаме, дори и да не променя факта, че ги обичаме. Активистите са гневни заради нещата, които Ашли е изгубила – ръста си, потенциала за сексуална зрялост. Те са част от естествения жизнен цикъл, но не са ценни, просто защото се случват на повечето от нас. Сложна морална задача е да се претегли какво се губи и какво се печели от спирането на растежа и хистеректомията. Никой не твърди, че процедурата е подходяща за хора със съхранена когнитивна функция.</text:span><text:span text:style-name="T58"> </text:span></text:p>
      <text:p text:style-name="P59"><text:span text:style-name="T60">Но тази задача се усложнява още повече от истории като тази на Ан Макдоналд. Тя също е ангел на възглавница и няма да може никога да ходи, да говори, да се храни или да се грижи за себе си; тялото й не пораства поради тежко недохранване в австралийска болница, където е оставена през 60-те години на</text:span><text:span text:style-name="T61"> </text:span><text:span text:style-name="T62">XX</text:span><text:span text:style-name="T63"> </text:span><text:span text:style-name="T64">век. „</text:span></text:p>
      <text:p text:style-name="P65"><text:span text:style-name="T66">– Подобно на Ашли, моят растеж беше спрян. Може би съм единственият човек на света, който знае за какво става дума и може да каже: „Знам какво е. Не ми харесва. Предпочитам да бях пораснала” – пише тя в „Сиатъл постинтелиджънсър”, – животът ми се промени, когато намерих начин за комуникация. На шестнадесет ме научиха да разпознавам буквите, показвайки ми азбуката на голямо табло. Две години по-късно вече инструктирах адвокатите, които водеха делото, което трябваше да ми даде право да напусна институцията, в която бях прекарала четиринадесет години.</text:span><text:span text:style-name="T67"> </text:span></text:p>
      <text:p text:style-name="P68"><text:span text:style-name="T69">Тя следва философия на науката и приложни изкуства, пътува по света. „Ашли е обречена да е Питър Пан и да не порасне, но не е късно да се научи да комуникира”, продължава Макдоналд, „дълбоко неетично е да бъде оставена на възглавницата си, без да се направи усилие да й се даде собствен глас”.</text:span></text:p>
      <text:p text:style-name="P70"><text:span text:style-name="T71">Историята й и казаното от нея демонстрират неотнимаемата непроницаемост на хората, които не разполагат със средства за изразяване. Въпреки това при нея спирането на растежа е резултат от ужасяващото отношение в институцията, където са я оставили родителите й, докато при Ашли то е резултат от решение на родители, които я обичат и искат да я задържат при себе си възможно най-дълго. Способностите на Ан не са имали</text:span><text:span text:style-name="T72"> </text:span><text:span text:style-name="T73">как да се изяват дълго време, докато Ашли е получила всички налични форми на насърчение. „Надявам се, че тя не разбира какво й се е случило, но се страхувам, ако не е така”, пише Макдоналд. Бащата на Ашли вероятно греши, настоявайки, че тя категорично е неспособна на конгнитивно развитие; гъвкавостта на мозъчните региони, отговарящи дори за най-примитивните функции, показва, че повечето хора се развиват просто поради напредването на възрастта. Писмо, изпратено до списание „Педиатрикс”, настоява: „Идеята, че можем да сме сигурни в прогнозите за „нюансираната комуникация” при тригодишно дете просто е погрешна; твърде много зависи от това как се отглежда детето и какви грижи се полагат за него, а когато то е на три години родителите все още са твърде объркани и изпълнение с болка, за да могат да преценняват бъдещето”. В коментара си върху терапията на Ашли, Алис Дрегър споделя трогателната история на собствената й майка, която е почиствала очилата на баща си в края на живота му – „просто в случай, че все още може да вижда”.</text:span></text:p>
      <text:p text:style-name="P74"><text:span text:style-name="T75">Неизбежно е по-високофункциониращите лица с увреждания да са говорители на по-нискофункциониращите и опитът, който те могат да споделят, несъмнено е изключитено ценен. В крайна сметка тяхната ситуация е по-близо до тази за нискофункциониращите лица с увреждания, отколкото до ситуацията на представителите на общото население. Опитът пък на онези, които са високофункциониращи след като дълго време не са били такива, подобно на Ан Макдоналд, е още по-важен. Въпреки това претенциите за обща кауза често са плод на проекция. Макдоналд изглежда, че разказва отново и отново по-скоро собствената си история, отколкото че автентично рефлектира върху ситуацията на Ашли. По своята същност Ашли е непознаваема както за родителите си, така и за гласовитите защитници, които вярват, че говорят от нейно име. Активистите се възмущават от света, който отказва да включи и тяхната реалност, но бащата на Ашли изразява сходно недоволство, а именно че тиранична група от овластени хора се опитва да попречи на включването на едно лице и на неговите специфични нужди.</text:span><text:span text:style-name="T76"> </text:span></text:p>
      <text:p text:style-name="P77"><text:span text:style-name="T78">„Колективен дневен ред или идеология се налага на всички лица с увреждания, независимо дали е от полза за тях като индивиди или не е”, пише бащата на Ашли, „това е доста смущаващо в общество, което силно вярва в добруването на децата и в правата на личността. Ние виждаме ползите за нея всеки ден. Грижа ни е дали това може да помогне на други деца в тази ситуация. Много критики се чуха от хора, които имат увреждане, и са</text:span><text:span text:style-name="T79"> </text:span><text:span text:style-name="T80">твърдо убедени, че тази процедура не би била подходяща за тях. Очевидно е, че Ашли попада в напълно различна категория в сравнение с някой, който може да пише в блога си, да изпраща електронни писма и да взима самостоятелни решения. Пропаст разделя тези категории, а не наклонена плоскост, както някои се опасяват или твърдят. Нютоновата физика работи добре в повечето случаи, но не и в екстремните. Както Айнщайн е казал, тя се проваля при висока скорост. Относителността обяснява това много добре. По същия начин идеологията на активистите, борещи се за равнопоставеност на хората с увреждания, работи добре. Ние я подкрепяме. Но в нашия екстремен случай, обаче, тя се проваля жестоко”.</text:span></text:p>
      <text:p text:style-name="P81"><text:span text:style-name="T82">Науките за мозъка са отбелязали огромен напредък, но все пак си остават на примитивно ниво. Ние все още не сме разбрали на какво се основава гъвкавостта на мозъка и неврогенезата; природата на безгласността на даден човек винаги е въпрос на спекулация. Норман Кунц, роден с церебрална парализа, а днес консултант и говорител по въпросите на правата на хората с увреждания, описва пропастта, която може да съществува между добрите намерения и проблематичните последици от терапиите. Той определя собствения си ранен опит с физиотерапията като изнасилване: „от тригодишна до дванадесетгодишна възраст по три пъти на седмица от жени, по-възрастни от мен, по-силни от мен, и с повече власт от мен, ме водеха в стаята си, в тяхното пространство, на тяхна територия. Сваляха част от дрехите ми, навлизаха в личното ми пространство. Сграбчваха ме и ме докосваха, караха тялото ми да прави неща, болезнени за него. Не знаех, че имам избор, освен да се съгласявам. За мен това е форма на сексуална злоупотреба, въпреки че е напълно асексуално. Става дума за властта и доминацията, които са част от злоупотребата. Очевидно физиотерапевтът няма същите намерения като изнасилвача, но има разлика между грижа и компетентност. Много от хората, работещи в сферата на социалните грижи, предпоставят, че фактът, че полагат грижи неизбежно прави действията им компетентни. И когато оспориш компетентността на действията им те мислят, че поставяш под въпрос грижата, която полагат”.</text:span></text:p>
      <text:p text:style-name="P83"><text:span text:style-name="T84">Кунц настоява, че дори да правиш нещо с любов, това не го прави задължително добро. Дори извън света на уврежданията, в семействата ни всички ние извършваме и сме жертви на действия, извършени с любов, но все пак вредоносни. Вредата е по-голяма и по-сигурна що се отнася до хоризонтални идентичности, тъй като добрите намерения почиват на по-оскъдно познаване на конкретната ситуация. Тъй като аз съм гей, родителите ми са ме наранявали по начини, които биха били невъзможни, ако бях като тях – не защото са го искали, а защото не са знаели достатъчно добре какво означава да си гей. Техните, по същността си, добри намерения обаче са ключови за формирането на идентичността ми като възрастен. Не мога да съм сигурен дали бащата на Ашли е нанесъл вреда или е помогнал на дъщеря си, но вярвам, че е действал единствено воден от желанието да се погрижи за нея по възможно най-добрия начин. Родителите не са съвършени и правят постоянно грешки. Намеренията не заличават грешките, но за разлика от Кунц, аз мисля, че поне намаляват силата им. Да бъдеш наранен от онези, които обичаш, е ужасно, но помага, ако знаеш, че са искали да ти сторят добро.</text:span><text:span text:style-name="T85"> </text:span></text:p>
      <text:p text:style-name="P86"> </text:p>
      <text:p text:style-name="P87"><text:span text:style-name="T88">Думата</text:span><text:span text:style-name="T89"> </text:span><text:span text:style-name="T90">геноцид</text:span><text:span text:style-name="T91"> </text:span><text:span text:style-name="T92">често фигурира в изявленията на повечето движения за идентичност. Глухите хора говорят за геноцид, защото все повече деца с глухота получават кохлеарни импланти, хората със синдром на Даун и семействата им говорят за геноцид в резултат от селективните аборти. Малцина, обаче, биха твърдели, че глухите или лицата със синдром на Даун трябва да бъдат убивани или оставяни да умрат. Въпреки че някои родители убиват децата си с аутизъм, подобни актове обичайно се приемат за шокиращи и морално неприемливи. В случаите на тежки множествени увреждания обаче, доста повече хора нямат проблем с подобна алтернатива. Това отчасти се дължи на факта, че тези деца често остават живи само благодарение на радикални медицински интервенции, а те са модерно достижение и идеята, че тези деца могат да бъдат оставени да умрат, може да се защити с аргумента, че сме „оставили природата да свърши своето”.</text:span></text:p>
      <text:p text:style-name="P93"><text:span text:style-name="T94">В „Преосмисляне на живота и смъртта” Питър Сингър цитира австралийски педиатър, Франк Шан, който описва две деца от своята практика. Едното било с тежки кръвоизливи в мозъка, поради което на практика липсвала мозъчна кора; то имало само вегетативни функции. В съседното легло лежало другото дете, изцяло здраво, но със сърдечен дефект. То щяло да умре, ако не се намери сърце за трансплантиране. Момчето във вегетативно състояние било идеалният донор и сърцето му би могло да спаси живота на другото дете. За тази цел обаче трябвало то да бъде взето преди настъпването на юридически признатата му смърт. Тъй като това не е възможно след няколко седмици и двете деца починали. Шан казва: „ако мозъчната кора е мъртва, то и човекът е мъртъв. Мисля, че</text:span><text:span text:style-name="T95"> </text:span><text:span text:style-name="T96">трябва да бъде законно използването на органи на мъртво лице за трансплантация”. Сингър не е съгласен, че тежката увреда на мозъчната кора е еквивалентна на смърт, но въпреки това вярва, че смъртта и на двете деца е трагично прахосваничество. Активистите, защитаващи хората с увреждания, биха казали, че е точно толкова немислимо да се убие тежко увредено дете, за да се спаси здраво, колкото да се убие неувредено дете, за да се спаси друго. Мътвите очевидно имат по-малко права от живите, а Шан счита, че първото дете в неговата история не притежава правата на живите. Тук думата има науката, но е странно да се опише като</text:span><text:span text:style-name="T97"> </text:span><text:span text:style-name="T98">мъртъв</text:span><text:span text:style-name="T99"> </text:span><text:span text:style-name="T100">някой, който диша, киха, прозява се и дори има рефлекторна усмивка. Сингър защитава тезата, че въпросът е в наличието на</text:span><text:span text:style-name="T101"> </text:span><text:span text:style-name="T102">личност</text:span><text:span text:style-name="T103">(personhood).</text:span><text:span text:style-name="T104"> </text:span><text:span text:style-name="T105">Според него не всички личности (persons) са човешки същества; животните с по-високо ниво на съзнателност също имат свойството да бъдат личност (personhood). По същия начин не всички човешки същества са личности. В „Практическа етика” той пише: „Убийството на бебе с увреждания не е морално равнозначно на убийство на личност. В много от случаите то изобщо не е морално погрешно”. На друго място той твърди: „ако сравняваме тежко увредено дете с животно – куче или прасе например, често ще установяваме, че животното има по-развити способности, както актуални, така и потенциални, за рационалност, самосъзнание, комуникация и всичко друго, което може обосновано да се счита за значимо от морална гледна точка”. Сингър всъщност обръща</text:span><text:span text:style-name="T106"> </text:span><text:span text:style-name="T107">cogito, ergo sum</text:span><text:span text:style-name="T108"> </text:span><text:span text:style-name="T109">и казва, че онези, които не мислят не съществуват.</text:span></text:p>
      <text:p text:style-name="P110">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ebkit-standard" svg:font-family="-webkit-standard" style:font-family-generic="roman"/>
    <style:font-face style:name="JansonTextLTStd-Italic" svg:font-family="JansonTextLTStd-Italic" style:font-family-generic="roman"/>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3" style:display-name="s3" style:family="paragraph" style:parent-style-name="Normal">
      <style:paragraph-properties fo:margin-top="0.0694in" fo:margin-bottom="0.0694in"/>
      <style:text-properties style:font-name="Times New Roman" style:font-name-complex="Times New Roman" style:letter-kerning="false" fo:font-size="12pt" style:font-size-asian="12pt" style:font-size-complex="12pt" fo:hyphenate="false"/>
    </style:style>
    <style:style style:name="bumpedfont15" style:display-name="bumpedfont15" style:family="text" style:parent-style-name="DefaultParagraphFont"/>
    <style:style style:name="apple-converted-space" style:display-name="apple-converted-space" style:family="text" style:parent-style-name="DefaultParagraphFont"/>
    <style:style style:name="s4" style:display-name="s4" style:family="paragraph" style:parent-style-name="Normal">
      <style:paragraph-properties fo:margin-top="0.0694in" fo:margin-bottom="0.0694in"/>
      <style:text-properties style:font-name="Times New Roman" style:font-name-complex="Times New Roman" style:letter-kerning="false" fo:font-size="12pt" style:font-size-asian="12pt" style:font-size-complex="12pt" fo:hyphenate="false"/>
    </style:style>
    <style:style style:name="s7" style:display-name="s7" style:family="paragraph" style:parent-style-name="Normal">
      <style:paragraph-properties fo:margin-top="0.0694in" fo:margin-bottom="0.0694in"/>
      <style:text-properties style:font-name="Times New Roman" style:font-name-complex="Times New Roman"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359886081011</meta:initial-creator>
    <dc:creator>359886081011</dc:creator>
    <meta:creation-date>2023-06-08T23:57:00Z</meta:creation-date>
    <dc:date>2023-06-08T23:57:00Z</dc:date>
    <meta:template xlink:href="Normal.dotm" xlink:type="simple"/>
    <meta:editing-cycles>2</meta:editing-cycles>
    <meta:editing-duration>PT0S</meta:editing-duration>
    <meta:document-statistic meta:page-count="1" meta:paragraph-count="52" meta:word-count="3940" meta:character-count="26346" meta:row-count="187" meta:non-whitespace-character-count="22458"/>
  </office:meta>
</office:document-meta>
</file>